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0398in" fo:margin-bottom="0.0398in" style:contextual-spacing="false" fo:line-height="150%" fo:text-align="center" style:justify-single-word="false"/>
      <style:text-properties fo:language="zxx" fo:country="none" fo:font-weight="bold" officeooo:rsid="0000c7e0" officeooo:paragraph-rsid="0000c7e0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Standard">
      <style:paragraph-properties fo:margin-top="0.0398in" fo:margin-bottom="0.0398in" style:contextual-spacing="false" fo:line-height="150%" fo:text-align="start" style:justify-single-word="false"/>
      <style:text-properties fo:language="zxx" fo:country="none" fo:font-weight="bold" officeooo:rsid="0000c7e0" officeooo:paragraph-rsid="0000c7e0" style:language-asian="zxx" style:country-asian="none" style:font-weight-asian="bold" style:language-complex="zxx" style:country-complex="none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23b34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dringer gjort fra forrige deler</text:p>
      <text:p text:style-name="P2"><text:span text:style-name="T1">Byttet fra Grid med 1 kolonne til grid med 3 </text:span><text:span text:style-name="T2">kolonner</text:span><text:span text:style-name="T1">.</text:span></text:p>
      <text:p text:style-name="P2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8T11:25:22.688449000</meta:creation-date>
    <dc:date>2022-11-28T11:26:45.284072025</dc:date>
    <meta:editing-duration>PT1M20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2" meta:word-count="16" meta:character-count="87" meta:non-whitespace-character-count="73"/>
  </office:meta>
</office:document-meta>
</file>